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0b241" officeooo:paragraph-rsid="0000b241"/>
    </style:style>
    <style:style style:name="P2" style:family="paragraph" style:parent-style-name="Standard">
      <style:text-properties officeooo:rsid="00027c92" officeooo:paragraph-rsid="00027c92"/>
    </style:style>
    <style:style style:name="P3" style:family="paragraph" style:parent-style-name="Standard">
      <style:text-properties officeooo:rsid="0068d102" officeooo:paragraph-rsid="003fdf2e"/>
    </style:style>
    <style:style style:name="P4" style:family="paragraph" style:parent-style-name="Text_20_body">
      <style:text-properties officeooo:paragraph-rsid="003ec0e2"/>
    </style:style>
    <style:style style:name="P5" style:family="paragraph" style:parent-style-name="Text_20_body">
      <style:text-properties officeooo:rsid="0111cafe" officeooo:paragraph-rsid="003fdf2e"/>
    </style:style>
    <style:style style:name="P6" style:family="paragraph" style:parent-style-name="Standard">
      <style:text-properties officeooo:rsid="0061cc6f" officeooo:paragraph-rsid="0061cc6f"/>
    </style:style>
    <style:style style:name="P7" style:family="paragraph" style:parent-style-name="Text_20_body">
      <style:text-properties officeooo:rsid="00655a77" officeooo:paragraph-rsid="00655a77"/>
    </style:style>
    <style:style style:name="P8" style:family="paragraph" style:parent-style-name="Standard">
      <style:text-properties fo:font-style="italic" officeooo:rsid="003e3262" officeooo:paragraph-rsid="003e3262" style:font-style-asian="italic" style:font-style-complex="italic"/>
    </style:style>
    <style:style style:name="P9" style:family="paragraph" style:parent-style-name="Text_20_body">
      <style:text-properties fo:font-style="italic" officeooo:rsid="006c74c2" officeooo:paragraph-rsid="006c74c2" style:font-style-asian="italic" style:font-style-complex="italic"/>
    </style:style>
    <style:style style:name="P10" style:family="paragraph" style:parent-style-name="Standard">
      <style:text-properties fo:font-style="normal" officeooo:rsid="006047e9" officeooo:paragraph-rsid="006047e9" style:font-style-asian="normal" style:font-style-complex="normal"/>
    </style:style>
    <style:style style:name="P11" style:family="paragraph" style:parent-style-name="Standard">
      <style:text-properties fo:font-style="normal" officeooo:rsid="006912ea" officeooo:paragraph-rsid="006912ea" style:font-style-asian="normal" style:font-style-complex="normal"/>
    </style:style>
    <style:style style:name="P12" style:family="paragraph" style:parent-style-name="Text_20_body">
      <style:text-properties fo:font-style="normal" officeooo:rsid="006f4ea0" officeooo:paragraph-rsid="006f4ea0" style:font-style-asian="normal" style:font-style-complex="normal"/>
    </style:style>
    <style:style style:name="P13" style:family="paragraph" style:parent-style-name="Text_20_body">
      <style:text-properties fo:font-style="normal" officeooo:rsid="006c74c2" officeooo:paragraph-rsid="006c74c2" style:font-style-asian="normal" style:font-style-complex="normal"/>
    </style:style>
    <style:style style:name="P14" style:family="paragraph" style:parent-style-name="Standard">
      <style:text-properties fo:font-style="normal" officeooo:rsid="0060a9cc" officeooo:paragraph-rsid="0060a9cc" style:font-style-asian="normal" style:font-style-complex="normal"/>
    </style:style>
    <style:style style:name="P15" style:family="paragraph" style:parent-style-name="Standard">
      <style:text-properties fo:font-style="normal" officeooo:rsid="0061cc6f" officeooo:paragraph-rsid="0061cc6f" style:font-style-asian="normal" style:font-style-complex="normal"/>
    </style:style>
    <style:style style:name="P16" style:family="paragraph" style:parent-style-name="Standard">
      <style:text-properties fo:font-style="normal" officeooo:rsid="00695317" officeooo:paragraph-rsid="00695317" style:font-style-asian="normal" style:font-style-complex="normal"/>
    </style:style>
    <style:style style:name="P17" style:family="paragraph" style:parent-style-name="Text_20_body">
      <style:text-properties fo:font-style="normal" officeooo:rsid="006cecf2" officeooo:paragraph-rsid="006cecf2" style:font-style-asian="normal" style:font-style-complex="normal"/>
    </style:style>
    <style:style style:name="P18" style:family="paragraph" style:parent-style-name="Text_20_body">
      <style:text-properties fo:font-style="normal" officeooo:rsid="00890c4e" officeooo:paragraph-rsid="00890c4e" style:font-style-asian="normal" style:font-style-complex="normal"/>
    </style:style>
    <style:style style:name="P19" style:family="paragraph" style:parent-style-name="Text_20_body">
      <style:text-properties fo:font-style="normal" officeooo:rsid="008a34cf" officeooo:paragraph-rsid="008a34cf" style:font-style-asian="normal" style:font-style-complex="normal"/>
    </style:style>
    <style:style style:name="P20" style:family="paragraph" style:parent-style-name="Text_20_body">
      <style:text-properties fo:font-style="normal" officeooo:rsid="008ace33" officeooo:paragraph-rsid="008c9ded" style:font-style-asian="normal" style:font-style-complex="normal"/>
    </style:style>
    <style:style style:name="P21" style:family="paragraph" style:parent-style-name="Standard">
      <style:text-properties officeooo:rsid="0062935c" officeooo:paragraph-rsid="0062935c"/>
    </style:style>
    <style:style style:name="P22" style:family="paragraph" style:parent-style-name="Standard">
      <style:text-properties officeooo:rsid="003c81e8" officeooo:paragraph-rsid="0062935c"/>
    </style:style>
    <style:style style:name="P23" style:family="paragraph" style:parent-style-name="Standard">
      <style:text-properties officeooo:rsid="00644807" officeooo:paragraph-rsid="00644807"/>
    </style:style>
    <style:style style:name="P24" style:family="paragraph" style:parent-style-name="Standard">
      <style:text-properties officeooo:rsid="0067cf4c" officeooo:paragraph-rsid="0067cf4c"/>
    </style:style>
    <style:style style:name="P25" style:family="paragraph" style:parent-style-name="Text_20_body">
      <style:text-properties officeooo:rsid="0067cf4c" officeooo:paragraph-rsid="0067cf4c"/>
    </style:style>
    <style:style style:name="P26" style:family="paragraph" style:parent-style-name="Standard">
      <style:text-properties officeooo:rsid="006912ea" officeooo:paragraph-rsid="006912ea"/>
    </style:style>
    <style:style style:name="P27" style:family="paragraph" style:parent-style-name="Standard">
      <style:text-properties style:text-underline-style="solid" style:text-underline-width="auto" style:text-underline-color="font-color" officeooo:rsid="006912ea" officeooo:paragraph-rsid="006912ea"/>
    </style:style>
    <style:style style:name="P28" style:family="paragraph" style:parent-style-name="Text_20_body">
      <style:text-properties officeooo:rsid="00672d97" officeooo:paragraph-rsid="00672d97"/>
    </style:style>
    <style:style style:name="P29" style:family="paragraph" style:parent-style-name="Text_20_body">
      <style:text-properties officeooo:rsid="006a18a4" officeooo:paragraph-rsid="006a18a4"/>
    </style:style>
    <style:style style:name="P30" style:family="paragraph" style:parent-style-name="Text_20_body">
      <style:text-properties officeooo:rsid="006dde72" officeooo:paragraph-rsid="006dde72"/>
    </style:style>
    <style:style style:name="P31" style:family="paragraph" style:parent-style-name="Text_20_body">
      <style:text-properties officeooo:rsid="006eccff" officeooo:paragraph-rsid="006eccff"/>
    </style:style>
    <style:style style:name="P32" style:family="paragraph" style:parent-style-name="Standard">
      <style:text-properties officeooo:rsid="00741299" officeooo:paragraph-rsid="00741299"/>
    </style:style>
    <style:style style:name="P33" style:family="paragraph" style:parent-style-name="Title">
      <style:text-properties officeooo:rsid="00996f3a" officeooo:paragraph-rsid="00996f3a"/>
    </style:style>
    <style:style style:name="P34" style:family="paragraph" style:parent-style-name="Heading_20_1" style:list-style-name=""/>
    <style:style style:name="P35" style:family="paragraph" style:parent-style-name="Heading_20_1">
      <style:paragraph-properties fo:break-before="page"/>
      <style:text-properties officeooo:rsid="008e49ff" officeooo:paragraph-rsid="008e49ff"/>
    </style:style>
    <style:style style:name="P36" style:family="paragraph" style:parent-style-name="Standard" style:list-style-name="L1">
      <style:text-properties fo:font-style="normal" officeooo:rsid="006047e9" officeooo:paragraph-rsid="006047e9" style:font-style-asian="normal" style:font-style-complex="normal"/>
    </style:style>
    <style:style style:name="P37" style:family="paragraph" style:parent-style-name="Standard" style:list-style-name="L1">
      <style:text-properties fo:font-style="normal" officeooo:rsid="0060a9cc" officeooo:paragraph-rsid="0060a9cc" style:font-style-asian="normal" style:font-style-complex="normal"/>
    </style:style>
    <style:style style:name="P38" style:family="paragraph" style:parent-style-name="Standard" style:list-style-name="L2">
      <style:text-properties fo:font-style="normal" officeooo:rsid="0061cc6f" officeooo:paragraph-rsid="0061cc6f" style:font-style-asian="normal" style:font-style-complex="normal"/>
    </style:style>
    <style:style style:name="P39" style:family="paragraph" style:parent-style-name="Standard" style:list-style-name="L3">
      <style:text-properties fo:font-style="normal" officeooo:rsid="0061cc6f" officeooo:paragraph-rsid="0061cc6f" style:font-style-asian="normal" style:font-style-complex="normal"/>
    </style:style>
    <style:style style:name="P40" style:family="paragraph" style:parent-style-name="Standard" style:list-style-name="L4">
      <style:text-properties fo:font-style="normal" officeooo:rsid="0061cc6f" officeooo:paragraph-rsid="0061cc6f" style:font-style-asian="normal" style:font-style-complex="normal"/>
    </style:style>
    <style:style style:name="P41" style:family="paragraph" style:parent-style-name="Standard" style:list-style-name="L9">
      <style:text-properties fo:font-style="normal" officeooo:rsid="00695317" officeooo:paragraph-rsid="00695317" style:font-style-asian="normal" style:font-style-complex="normal"/>
    </style:style>
    <style:style style:name="P42" style:family="paragraph" style:parent-style-name="Standard">
      <style:text-properties fo:font-style="normal" officeooo:rsid="0095755c" officeooo:paragraph-rsid="0095755c" style:font-style-asian="normal" style:font-style-complex="normal"/>
    </style:style>
    <style:style style:name="P43" style:family="paragraph" style:parent-style-name="Standard" style:list-style-name="L12">
      <style:text-properties fo:font-style="normal" officeooo:rsid="0095755c" officeooo:paragraph-rsid="0095755c" style:font-style-asian="normal" style:font-style-complex="normal"/>
    </style:style>
    <style:style style:name="P44" style:family="paragraph" style:parent-style-name="Standard" style:list-style-name="L5">
      <style:text-properties officeooo:rsid="0061cc6f" officeooo:paragraph-rsid="0061cc6f"/>
    </style:style>
    <style:style style:name="P45" style:family="paragraph" style:parent-style-name="Standard" style:list-style-name="L6">
      <style:text-properties officeooo:rsid="00644807" officeooo:paragraph-rsid="00644807"/>
    </style:style>
    <style:style style:name="P46" style:family="paragraph" style:parent-style-name="Standard" style:list-style-name="L6">
      <style:text-properties officeooo:rsid="00655a77" officeooo:paragraph-rsid="00655a77"/>
    </style:style>
    <style:style style:name="P47" style:family="paragraph" style:parent-style-name="Standard" style:list-style-name="L7">
      <style:text-properties officeooo:rsid="0067cf4c" officeooo:paragraph-rsid="0067cf4c"/>
    </style:style>
    <style:style style:name="P48" style:family="paragraph" style:parent-style-name="Standard" style:list-style-name="L8">
      <style:text-properties officeooo:rsid="006912ea" officeooo:paragraph-rsid="006912ea"/>
    </style:style>
    <style:style style:name="P49" style:family="paragraph" style:parent-style-name="Standard" style:list-style-name="L5">
      <style:text-properties officeooo:rsid="0090e5d5" officeooo:paragraph-rsid="0090e5d5"/>
    </style:style>
    <style:style style:name="P50" style:family="paragraph" style:parent-style-name="Standard">
      <style:text-properties fo:color="#c9211e" loext:opacity="100%" officeooo:rsid="0088fcd0" officeooo:paragraph-rsid="0088fcd0"/>
    </style:style>
    <style:style style:name="P51" style:family="paragraph" style:parent-style-name="Standard">
      <style:text-properties fo:color="#000000" loext:opacity="100%" officeooo:rsid="0088fcd0" officeooo:paragraph-rsid="00929385"/>
    </style:style>
    <style:style style:name="P52" style:family="paragraph" style:parent-style-name="Standard" style:list-style-name="L10">
      <style:text-properties fo:color="#000000" loext:opacity="100%" officeooo:rsid="0088fcd0" officeooo:paragraph-rsid="00937c21"/>
    </style:style>
    <style:style style:name="P53" style:family="paragraph" style:parent-style-name="Standard">
      <style:text-properties fo:color="#000000" loext:opacity="100%" officeooo:rsid="00929385" officeooo:paragraph-rsid="00929385"/>
    </style:style>
    <style:style style:name="P54" style:family="paragraph" style:parent-style-name="Standard" style:list-style-name="L11">
      <style:text-properties fo:color="#000000" loext:opacity="100%" officeooo:rsid="00929385" officeooo:paragraph-rsid="00929385"/>
    </style:style>
    <style:style style:name="P55" style:family="paragraph" style:parent-style-name="Standard">
      <style:text-properties fo:color="#000000" loext:opacity="100%" style:text-underline-style="solid" style:text-underline-width="auto" style:text-underline-color="font-color" officeooo:rsid="00937c21" officeooo:paragraph-rsid="00937c21"/>
    </style:style>
    <style:style style:name="P56" style:family="paragraph" style:parent-style-name="Standard">
      <style:text-properties officeooo:rsid="00027c92" officeooo:paragraph-rsid="00027c92"/>
    </style:style>
    <style:style style:name="P57" style:family="paragraph" style:parent-style-name="Standard">
      <style:text-properties officeooo:rsid="00996f3a" officeooo:paragraph-rsid="00996f3a"/>
    </style:style>
    <style:style style:name="P58" style:family="paragraph" style:parent-style-name="Standard" style:list-style-name="L13">
      <style:text-properties officeooo:rsid="00996f3a" officeooo:paragraph-rsid="00996f3a"/>
    </style:style>
    <style:style style:name="P59" style:family="paragraph" style:parent-style-name="Standard">
      <style:text-properties officeooo:rsid="009c22ff" officeooo:paragraph-rsid="009c22ff"/>
    </style:style>
    <style:style style:name="P60" style:family="paragraph" style:parent-style-name="Standard" style:list-style-name="L14">
      <style:text-properties officeooo:rsid="009c22ff" officeooo:paragraph-rsid="009c22ff"/>
    </style:style>
    <style:style style:name="P61" style:family="paragraph" style:parent-style-name="Standard" style:list-style-name="L15">
      <style:text-properties officeooo:rsid="009c22ff" officeooo:paragraph-rsid="009c22ff"/>
    </style:style>
    <style:style style:name="P62" style:family="paragraph" style:parent-style-name="Standard" style:list-style-name="L13">
      <style:text-properties officeooo:rsid="009e78e0" officeooo:paragraph-rsid="009e78e0"/>
    </style:style>
    <style:style style:name="P63" style:family="paragraph" style:parent-style-name="Text_20_body">
      <style:text-properties fo:font-style="normal" officeooo:rsid="008c9ded" officeooo:paragraph-rsid="008c9ded" style:font-style-asian="normal" style:font-style-complex="normal"/>
    </style:style>
    <style:style style:name="P64" style:family="paragraph" style:parent-style-name="Text_20_body">
      <style:text-properties fo:font-style="normal" officeooo:rsid="00890c4e" officeooo:paragraph-rsid="00890c4e" style:font-style-asian="normal" style:font-style-complex="normal"/>
    </style:style>
    <style:style style:name="P65" style:family="paragraph" style:parent-style-name="Text_20_body">
      <style:text-properties fo:font-style="normal" officeooo:rsid="00890c4e" officeooo:paragraph-rsid="00982ed0" style:font-style-asian="normal" style:font-style-complex="normal"/>
    </style:style>
    <style:style style:name="P66" style:family="paragraph" style:parent-style-name="Text_20_body">
      <style:text-properties fo:font-style="normal" officeooo:rsid="008ace33" officeooo:paragraph-rsid="00982ed0" style:font-style-asian="normal" style:font-style-complex="normal"/>
    </style:style>
    <style:style style:name="P67" style:family="paragraph" style:parent-style-name="Text_20_body">
      <style:text-properties fo:font-style="normal" officeooo:rsid="00986bef" officeooo:paragraph-rsid="00986bef" style:font-style-asian="normal" style:font-style-complex="normal"/>
    </style:style>
    <style:style style:name="P68" style:family="paragraph" style:parent-style-name="Text_20_body">
      <style:text-properties officeooo:rsid="006a18a4" officeooo:paragraph-rsid="0095fdbc"/>
    </style:style>
    <style:style style:name="T1" style:family="text">
      <style:text-properties officeooo:rsid="00655a77"/>
    </style:style>
    <style:style style:name="T2" style:family="text">
      <style:text-properties officeooo:rsid="0067cf4c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88fcd0"/>
    </style:style>
    <style:style style:name="T5" style:family="text">
      <style:text-properties officeooo:rsid="006be46c"/>
    </style:style>
    <style:style style:name="T6" style:family="text">
      <style:text-properties officeooo:rsid="006c74c2"/>
    </style:style>
    <style:style style:name="T7" style:family="text">
      <style:text-properties officeooo:rsid="007113a6"/>
    </style:style>
    <style:style style:name="T8" style:family="text">
      <style:text-properties officeooo:rsid="00721071"/>
    </style:style>
    <style:style style:name="T9" style:family="text">
      <style:text-properties officeooo:rsid="00741299"/>
    </style:style>
    <style:style style:name="T10" style:family="text">
      <style:text-properties officeooo:rsid="008c9ded"/>
    </style:style>
    <style:style style:name="T11" style:family="text">
      <style:text-properties officeooo:rsid="008e49ff"/>
    </style:style>
    <style:style style:name="T12" style:family="text">
      <style:text-properties officeooo:rsid="00929385"/>
    </style:style>
    <style:style style:name="T13" style:family="text">
      <style:text-properties officeooo:rsid="00937c21"/>
    </style:style>
    <style:style style:name="T14" style:family="text">
      <style:text-properties officeooo:rsid="00950f79"/>
    </style:style>
    <style:style style:name="T15" style:family="text">
      <style:text-properties officeooo:rsid="0087ae73"/>
    </style:style>
    <style:style style:name="T16" style:family="text">
      <style:text-properties officeooo:rsid="0095fdbc"/>
    </style:style>
    <style:style style:name="T17" style:family="text">
      <style:text-properties officeooo:rsid="00982ed0"/>
    </style:style>
    <style:style style:name="T18" style:family="text">
      <style:text-properties officeooo:rsid="009897d5"/>
    </style:style>
    <style:style style:name="T19" style:family="text">
      <style:text-properties officeooo:rsid="009af3be"/>
    </style:style>
    <style:style style:name="T20" style:family="text">
      <style:text-properties officeooo:rsid="009d1e2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Organisation POC</text:p>
      <text:p text:style-name="P1"/>
      <text:p text:style-name="P1"/>
      <text:p text:style-name="P2"/>
      <text:p text:style-name="P2"/>
      <text:p text:style-name="P57">Équipes de 2 à 3 personnes s’occupant d’un micro-services.</text:p>
      <text:p text:style-name="P57"/>
      <text:p text:style-name="P59">6 jours consacrés au POC</text:p>
      <text:p text:style-name="P57"/>
      <text:p text:style-name="P57">Dépôt Github / Gitlab ?</text:p>
      <text:p text:style-name="P57"/>
      <text:p text:style-name="P57">Workflow de collaboration MR</text:p>
      <text:p text:style-name="P57"/>
      <text:p text:style-name="P57">1ère tâche : </text:p>
      <text:p text:style-name="P57">Définition des APIs</text:p>
      <text:list xml:id="list1392137689" text:style-name="L13">
        <text:list-item>
          <text:p text:style-name="P58">RestFUL via OpenAPI et ou SpringCloud Contract</text:p>
        </text:list-item>
        <text:list-item>
          <text:p text:style-name="P62">Format des DomainEvent </text:p>
        </text:list-item>
      </text:list>
      <text:p text:style-name="P57"/>
      <text:p text:style-name="P59">Définition des services de support  pour le dév :</text:p>
      <text:list xml:id="list451099644" text:style-name="L15">
        <text:list-item>
          <text:p text:style-name="P61">docker-compose (David)</text:p>
          <text:p text:style-name="P61"/>
        </text:list-item>
      </text:list>
      <text:p text:style-name="P57">CI : JenkinsFile : David <text:span text:style-name="T19">(test, analyse, Déploiement intégration, Release)</text:span></text:p>
      <text:p text:style-name="P57"/>
      <text:p text:style-name="P59">Implémentation <text:span text:style-name="T20">SB </text:span>:</text:p>
      <text:list xml:id="list2365913582" text:style-name="L14">
        <text:list-item>
          <text:p text:style-name="P60">Config Server</text:p>
        </text:list-item>
        <text:list-item>
          <text:p text:style-name="P60">Eureka</text:p>
        </text:list-item>
      </text:list>
      <text:p text:style-name="P59"/>
      <text:p text:style-name="P59"/>
      <text:p text:style-name="P2"/>
      <text:p text:style-name="P1"/>
      <text:p text:style-name="P1"/>
      <text:h text:style-name="Heading_20_1" text:outline-level="1"/>
      <text:h text:style-name="P34" text:outline-level="1"/>
      <text:h text:style-name="P35" text:outline-level="1"><text:bookmark-start text:name="__RefHeading___Toc375_4015611624"/>Etat des lieux<text:bookmark-end text:name="__RefHeading___Toc375_4015611624"/></text:h>
      <text:h text:style-name="Heading_20_2" text:outline-level="2"><text:bookmark-start text:name="__RefHeading___Toc15819_353700209"/>Parcs applicatifs<text:bookmark-end text:name="__RefHeading___Toc15819_353700209"/></text:h>
      <text:p text:style-name="Standard"/>
      <text:p text:style-name="P10">Applications à destination des employés internes à la BCEAO ( 8 pays), quelques unes ouvertes sur l’extérieur</text:p>
      <text:p text:style-name="P10"/>
      <text:list xml:id="list1033804944" text:style-name="L1">
        <text:list-item>
          <text:p text:style-name="P36">Applications Web monolithique construites au dessus d’un socle technique maison déployées sous forme de war sur des serveurs Tomcat</text:p>
        </text:list-item>
        <text:list-item>
          <text:p text:style-name="P36">Jobs schédulés par du cron construit au dessus de Talend/Mule</text:p>
          <text:list>
            <text:list-item>
              <text:p text:style-name="P36">BD vers BD permettant la synchronisation entre applications</text:p>
            </text:list-item>
            <text:list-item>
              <text:p text:style-name="P36">Importation de données externes</text:p>
            </text:list-item>
          </text:list>
        </text:list-item>
        <text:list-item>
          <text:p text:style-name="P37">Application mobile en cours de définition et développement</text:p>
        </text:list-item>
      </text:list>
      <text:p text:style-name="P10"/>
      <text:p text:style-name="P10">Socle technique construit au dessus des framework Spring4 et ExtJs et d’une BD relationnelle (Oracle, MySQL, Postgresql)</text:p>
      <text:p text:style-name="P14"><text:span text:style-name="T9">Langage</text:span> Java 1.7, 1.8, 11</text:p>
      <text:p text:style-name="P14">2 versions du socle <text:span text:style-name="T9">existantes qui apportent : </text:span></text:p>
      <text:list xml:id="list713857398" text:style-name="L2">
        <text:list-item>
          <text:p text:style-name="P38"><text:span text:style-name="T9">C</text:span>omposant d’authentification</text:p>
        </text:list-item>
        <text:list-item>
          <text:p text:style-name="P38">Modèle d’autorisation ACL</text:p>
        </text:list-item>
        <text:list-item>
          <text:p text:style-name="P38">Classes du domaine <text:span text:style-name="T9">(Structure hiérarchique banque)</text:span></text:p>
        </text:list-item>
        <text:list-item>
          <text:p text:style-name="P38">Reporting facilité de déploiement des rapports ou édition <text:span text:style-name="T9">avec JasperReport</text:span></text:p>
        </text:list-item>
        <text:list-item>
          <text:p text:style-name="P38">Workflow : Machine à état permettant de décrire les statuts et transition d’un dossier</text:p>
        </text:list-item>
        <text:list-item>
          <text:p text:style-name="P38">Génération de code ExtJs</text:p>
        </text:list-item>
        <text:list-item>
          <text:p text:style-name="P38">Interface utilisateur pour <text:span text:style-name="T9">le </text:span>monitoring et <text:span text:style-name="T9">le </text:span>déclenchement de Job</text:p>
        </text:list-item>
      </text:list>
      <text:p text:style-name="P15"/>
      <text:p text:style-name="P15">Retours : </text:p>
      <text:list xml:id="list3515621361" text:style-name="L3">
        <text:list-item>
          <text:p text:style-name="P39">Pour certains projet nécessité de surcharger le modèle de domaine</text:p>
        </text:list-item>
        <text:list-item>
          <text:p text:style-name="P39">Pour certains projet, certaines fonctionnalités ne sont pas utilisées, le modèle de domaine n’est pas repris dans son intégralité</text:p>
        </text:list-item>
        <text:list-item>
          <text:p text:style-name="P39">Difficile de faire évoluer le socle car cela touche tous les projets en production</text:p>
        </text:list-item>
      </text:list>
      <text:p text:style-name="P14"/>
      <text:p text:style-name="P14">Autres technologies envisagées :</text:p>
      <text:list xml:id="list3150941569" text:style-name="L4">
        <text:list-item>
          <text:p text:style-name="P40">Angular </text:p>
        </text:list-item>
        <text:list-item>
          <text:p text:style-name="P40">JMIX (SpringBoot + Vaadin)</text:p>
        </text:list-item>
      </text:list>
      <text:p text:style-name="P8"/>
      <text:h text:style-name="Heading_20_2" text:outline-level="2"><text:bookmark-start text:name="__RefHeading___Toc455_1115560840"/>Organisation de<text:span text:style-name="T11">s équipes</text:span> <text:bookmark-end text:name="__RefHeading___Toc455_1115560840"/></text:h>
      <text:p text:style-name="P6">Le service est divisé en 4 pôles :</text:p>
      <text:list xml:id="list3142846891" text:style-name="L5">
        <text:list-item>
          <text:p text:style-name="P44">Statistiques </text:p>
        </text:list-item>
        <text:list-item>
          <text:p text:style-name="P49">SIB (Système d’informations bancaires)</text:p>
        </text:list-item>
        <text:list-item>
          <text:p text:style-name="P44">Comptabilité <text:span text:style-name="T12">et administration</text:span></text:p>
        </text:list-item>
        <text:list-item>
          <text:p text:style-name="P44">RH</text:p>
        </text:list-item>
        <text:list-item>
          <text:p text:style-name="P44">DevOps : Équipe transverse qui s’occupe de l’environnement d’intégration et des déploiements</text:p>
        </text:list-item>
      </text:list>
      <text:p text:style-name="P6"/>
      <text:p text:style-name="P21">Dans chaque, ce sont des profils développeur sans plus de distinction.</text:p>
      <text:p text:style-name="P21"/>
      <text:p text:style-name="P6">Les membres de chaque pôle sont des contractuels BCEAO ou des personnes en régie</text:p>
      <text:p text:style-name="P6"><text:soft-page-break/></text:p>
      <text:p text:style-name="P21">Chaque pôle, autre que DevOps, est responsable d’un portefeuille d’applications. Le nombre d’applications vis à vis du nombre de membre du pôle fait que 1 développeur est responsable de 1 ou plusieurs applications</text:p>
      <text:p text:style-name="P21"/>
      <text:p text:style-name="P23">Pour chaque application, <text:span text:style-name="T9">il y a également </text:span>1 responsable métier, 1 <text:span text:style-name="T9">responsable </text:span>admin <text:span text:style-name="T9">pour la mise en production.</text:span></text:p>
      <text:p text:style-name="P23"/>
      <text:p text:style-name="P23">Chaque développeur est évalué avec un indicateur de performance</text:p>
      <text:p text:style-name="P23"/>
      <text:p text:style-name="P23">Retours :</text:p>
      <text:list xml:id="list1643116042" text:style-name="L6">
        <text:list-item>
          <text:p text:style-name="P45">Le travail de développeur <text:span text:style-name="T1">est souvent interrompu par des urgences :</text:span></text:p>
          <text:list>
            <text:list-item>
              <text:p text:style-name="P46">Correction de bug</text:p>
            </text:list-item>
            <text:list-item>
              <text:p text:style-name="P46">Spécifications fonctionnelles peu précises (ajustement de la fonctionnalité)</text:p>
            </text:list-item>
            <text:list-item>
              <text:p text:style-name="P46">Décisions politiques </text:p>
            </text:list-item>
          </text:list>
        </text:list-item>
      </text:list>
      <text:p text:style-name="P32">=&gt; Il est donc difficile de rester concentrer sur de longues tâches, grosse évolution, migration</text:p>
      <text:p text:style-name="P22"/>
      <text:h text:style-name="Heading_20_2" text:outline-level="2"><text:bookmark-start text:name="__RefHeading___Toc455_11155608401"/>Pilotage projet<text:bookmark-end text:name="__RefHeading___Toc455_11155608401"/></text:h>
      <text:p text:style-name="P7">Démarrage de projet avec réunions d’échange avec le métier.</text:p>
      <text:p text:style-name="P7">Éventuellement, rédaction d’un cahier des charges initial au format bureautique</text:p>
      <text:p text:style-name="P7">Planning ? point de contrôle ? Méthodologie pas formalisée </text:p>
      <text:p text:style-name="P28">Pas d’outil de gestion des évolutions, chaque projet s’organise (Excel, PowerPoint, Google Drive)</text:p>
      <text:p text:style-name="P28"/>
      <text:h text:style-name="Heading_20_2" text:outline-level="2"><text:bookmark-start text:name="__RefHeading___Toc1225_2042469212"/>Gestion des sources<text:bookmark-end text:name="__RefHeading___Toc1225_2042469212"/></text:h>
      <text:p text:style-name="P28">Dépôts de référence géré par Git EA mais fonctionnalités de collaboration inutilisées (Issues, Pull Request, Milestone<text:span text:style-name="T2">)</text:span></text:p>
      <text:p text:style-name="P25">Bonne pratique de git </text:p>
      <text:p text:style-name="P25">Pas de workflow de collaboration définie. </text:p>
      <text:p text:style-name="P25">Utilisation de branches différentes pour chaque projet</text:p>
      <text:p text:style-name="P4"/>
      <text:h text:style-name="Heading_20_2" text:outline-level="2"><text:bookmark-start text:name="__RefHeading___Toc2237_31445187141"/>Environnement de développement<text:bookmark-end text:name="__RefHeading___Toc2237_31445187141"/></text:h>
      <text:p text:style-name="P3"/>
      <text:p text:style-name="P24">IDEs utilisés :</text:p>
      <text:list xml:id="list2488307596" text:style-name="L7">
        <text:list-item>
          <text:p text:style-name="P47">Eclipse </text:p>
        </text:list-item>
        <text:list-item>
          <text:p text:style-name="P47">Intellij version ultimate envisagé</text:p>
        </text:list-item>
      </text:list>
      <text:p text:style-name="P24"/>
      <text:p text:style-name="P24">Plugins :</text:p>
      <text:list xml:id="list2184803822" text:style-name="L8">
        <text:list-item>
          <text:p text:style-name="P48">Equivalence Copilot envisagé <text:span text:style-name="T3">/ </text:span><text:span text:style-name="T4">IA assistance</text:span></text:p>
        </text:list-item>
        <text:list-item>
          <text:p text:style-name="P48">SonarLint : Peu utilisé car beaucoup de bruit sur projet existant</text:p>
        </text:list-item>
      </text:list>
      <text:p text:style-name="P26"/>
      <text:p text:style-name="P26"/>
      <text:p text:style-name="P27"><text:soft-page-break/>Services de support :</text:p>
      <text:p text:style-name="P26">Pour travailler sur un projet, le développeur doit installer localement son service de support (BD)</text:p>
      <text:p text:style-name="P50"/>
      <text:p text:style-name="P55">Sécurité :</text:p>
      <text:list xml:id="list331879011" text:style-name="L10">
        <text:list-item>
          <text:p text:style-name="P52"><text:span text:style-name="T12">Authentification, </text:span><text:span text:style-name="T13">3</text:span> config<text:span text:style-name="T13">uration </text:span>possible :</text:p>
          <text:list>
            <text:list-item>
              <text:p text:style-name="P52"><text:span text:style-name="T13">Realm</text:span> bd : <text:span text:style-name="T13">Utilisé pour le développement</text:span></text:p>
            </text:list-item>
            <text:list-item>
              <text:p text:style-name="P52"><text:span text:style-name="T13">Realm L</text:span>dap : <text:span text:style-name="T13">Solution legacy</text:span></text:p>
            </text:list-item>
            <text:list-item>
              <text:p text:style-name="P52"><text:span text:style-name="T18">Realm </text:span><text:span text:style-name="T14">K</text:span>eycloak : <text:span text:style-name="T14">En finalisation d’intégration</text:span></text:p>
            </text:list-item>
          </text:list>
        </text:list-item>
      </text:list>
      <text:p text:style-name="P51"/>
      <text:list xml:id="list2780358674" text:style-name="L11">
        <text:list-item>
          <text:p text:style-name="P54">ACLs</text:p>
        </text:list-item>
      </text:list>
      <text:p text:style-name="P53">Gérer par un processus d’approbation d’affectation de rôle et l’application métier RAFIA.</text:p>
      <text:p text:style-name="P53">Les applications satellites se connectent régulièrement à RAFIA et mette<text:span text:style-name="T14">nt</text:span> à jour leur propre modèle d’ACL.</text:p>
      <text:p text:style-name="P53"/>
      <text:h text:style-name="Heading_20_2" text:outline-level="2"><text:bookmark-start text:name="__RefHeading___Toc1227_2042469212"/>Intégration continue<text:bookmark-end text:name="__RefHeading___Toc1227_2042469212"/></text:h>
      <text:p text:style-name="P11"/>
      <text:p text:style-name="P11">Un changement de code (nouvelle fonctionnalité, évolution, correction de bug) suit le cycle suivant :</text:p>
      <text:list xml:id="list567407225" text:style-name="L9">
        <text:list-item>
          <text:p text:style-name="P41">Le code est développé localement </text:p>
        </text:list-item>
        <text:list-item>
          <text:p text:style-name="P41">Il est ensuite déployé sur un serveur d’intégration provisionné par l’équipe DevOps. <text:span text:style-name="T6">Le serveur est partagé par plusieurs application.</text:span><text:line-break/>Le déploiement s’effectue en exécutant un script manuellement</text:p>
        </text:list-item>
        <text:list-item>
          <text:p text:style-name="P41">Des tests de validation sont effectués manuellement par le développeur</text:p>
        </text:list-item>
        <text:list-item>
          <text:p text:style-name="P41">Un job Jenkins permet de construire l’application et de stocker <text:span text:style-name="T5">l’artefact </text:span>dans un dépôt Archiva. Un version SNAPSHOT s’ajoute aux précédents artefacts</text:p>
        </text:list-item>
        <text:list-item>
          <text:p text:style-name="P41">L’équipe Infra récupère <text:span text:style-name="T5">le dernier SNAPSHOT</text:span> et le déploie sur un environnement de recette accédé et validé par les utilisateurs finaux.</text:p>
        </text:list-item>
      </text:list>
      <text:p text:style-name="P16"><text:s text:c="3"/></text:p>
      <text:p text:style-name="P42">La configuration applicative est gérée par un f<text:span text:style-name="T15">ichier properties externe au jar </text:span>qui est fourni par les développeurs.</text:p>
      <text:p text:style-name="P42">Certaines propriétés sont surchargées</text:p>
      <text:list xml:id="list4052424945" text:style-name="L12">
        <text:list-item>
          <text:p text:style-name="P43">Par l’équipe DevOps pour l’environnement d’intégration</text:p>
        </text:list-item>
        <text:list-item>
          <text:p text:style-name="P43">Par l’équipe Infra pour l’environnement de production</text:p>
        </text:list-item>
      </text:list>
      <text:p text:style-name="P5"/>
      <text:h text:style-name="Heading_20_2" text:outline-level="2"><text:bookmark-start text:name="__RefHeading___Toc1229_2042469212"/>Qualité <text:bookmark-end text:name="__RefHeading___Toc1229_2042469212"/></text:h>
      <text:p text:style-name="P30">Pas d’analyse statique de code </text:p>
      <text:p text:style-name="P30">Pas de revue de code</text:p>
      <text:p text:style-name="P30">Pas d’analyse de vulnérabilités</text:p>
      <text:p text:style-name="P68">Régulièrement une équipe dédié<text:span text:style-name="T16">e tente de détecter des </text:span>vulnérabilités <text:span text:style-name="T16">par </text:span>des analyse<text:span text:style-name="T16">s</text:span> statique<text:span text:style-name="T16">s</text:span> <text:span text:style-name="T16">ou des analyses </text:span>dynamique<text:span text:style-name="T16">s</text:span> avec l’outil Burp</text:p>
      <text:p text:style-name="P29"/>
      <text:h text:style-name="Heading_20_2" text:outline-level="2"><text:bookmark-start text:name="__RefHeading___Toc1231_2042469212"/>Releasing <text:bookmark-end text:name="__RefHeading___Toc1231_2042469212"/></text:h>
      <text:p text:style-name="P31">Pas de gestion de version, Pas de processus de release formalisée, les versions SNAPSHOTS sont utilisées pour le déploiement</text:p>
      <text:p text:style-name="P9"><text:soft-page-break/></text:p>
      <text:h text:style-name="Heading_20_2" text:outline-level="2"><text:bookmark-start text:name="__RefHeading___Toc1233_2042469212"/>Tests d’intégration et tests de recette <text:bookmark-end text:name="__RefHeading___Toc1233_2042469212"/></text:h>
      <text:p text:style-name="P12">Pas d’équipe de tests dédié</text:p>
      <text:p text:style-name="P12">Pas de tests automatisés</text:p>
      <text:p text:style-name="P12">Tests d’intégration effectué<text:span text:style-name="T7">s</text:span> par le développeur</text:p>
      <text:p text:style-name="P12">Test de recette effectué<text:span text:style-name="T7">s</text:span> par le métier</text:p>
      <text:h text:style-name="Heading_20_2" text:outline-level="2"><text:bookmark-start text:name="__RefHeading___Toc1235_2042469212"/>Maintenance <text:span text:style-name="T8">applicative</text:span><text:bookmark-end text:name="__RefHeading___Toc1235_2042469212"/></text:h>
      <text:p text:style-name="P13">Outil de gestion d’incidents EasyVista</text:p>
      <text:p text:style-name="P13">Mail d’incidents</text:p>
      <text:h text:style-name="Heading_20_2" text:outline-level="2"><text:bookmark-start text:name="__RefHeading___Toc1237_2042469212"/>Observabilité<text:bookmark-end text:name="__RefHeading___Toc1237_2042469212"/></text:h>
      <text:p text:style-name="P17">Aucun retour sur la prod, si ce n’est de temps à temps des fichiers de logs</text:p>
      <text:p text:style-name="P17"/>
      <text:p text:style-name="P17"/>
      <text:h text:style-name="Heading_20_1" text:outline-level="1"><text:bookmark-start text:name="__RefHeading___Toc377_4015611624"/>Recommandations <text:bookmark-end text:name="__RefHeading___Toc377_4015611624"/></text:h>
      <text:p text:style-name="P18"/>
      <text:h text:style-name="Heading_20_2" text:outline-level="2"><text:bookmark-start text:name="__RefHeading___Toc379_4015611624"/>Augmenter la qualité<text:bookmark-end text:name="__RefHeading___Toc379_4015611624"/></text:h>
      <text:p text:style-name="P18">Beaucoup de bugs relevés <text:span text:style-name="T17">ou d’incidents en prod (application en rade, BD surchargée, …), comment diminuer ce type d’incidents</text:span></text:p>
      <text:p text:style-name="P65">Adopter une approche TDD</text:p>
      <text:p text:style-name="P66">Instaurer des revue de code (1 mainteneur + 1 ou plusieurs développeurs)</text:p>
      <text:p text:style-name="P67">Répliquer l’environnement de production dans un environnement de staging y effectuer des tests d’utilisation</text:p>
      <text:p text:style-name="P18">Se doter de plugins d’aide au développement SonarLint, Copilot</text:p>
      <text:p text:style-name="P18"/>
      <text:h text:style-name="Heading_20_2" text:outline-level="2"><text:bookmark-start text:name="__RefHeading___Toc381_4015611624"/>Augmenter la collaboration et la documentation<text:bookmark-end text:name="__RefHeading___Toc381_4015611624"/></text:h>
      <text:p text:style-name="P18">Définir des workflows de collaboration autour des branches pour chaque projet</text:p>
      <text:p text:style-name="P18">Se douter d’outils permettant la collaboration entre les particpants d’un projet développeeur, métiers, infra</text:p>
      <text:p text:style-name="P18">Gérer l’historique du projet avec des Release Notes identifiant les apports de chaque déploiement</text:p>
      <text:p text:style-name="P18"><text:soft-page-break/>Avoir des plannings revus en fonction des événements, prévoir des sécurité pour faire face qux imprévus</text:p>
      <text:p text:style-name="P20">Mettre en <text:span text:style-name="T10">place des </text:span><text:span text:style-name="T11">cérémonies</text:span></text:p>
      <text:p text:style-name="P63">Stand up meetings</text:p>
      <text:p text:style-name="P20"><text:span text:style-name="T10">Présentation des projets</text:span> </text:p>
      <text:h text:style-name="Heading_20_2" text:outline-level="2"><text:bookmark-start text:name="__RefHeading___Toc383_4015611624"/>Favoriser l’adoption des nouvelles technologies, rester à jour<text:bookmark-end text:name="__RefHeading___Toc383_4015611624"/></text:h>
      <text:p text:style-name="P18">Adopter architecture micro-services</text:p>
      <text:p text:style-name="P18">Pousser l’infra afin de bénéficier des apports des orchestrateurs de conteneurs</text:p>
      <text:h text:style-name="Heading_20_2" text:outline-level="2"><text:bookmark-start text:name="__RefHeading___Toc385_4015611624"/>Progressivement, améliorer les pipeline d’intégration continue<text:bookmark-end text:name="__RefHeading___Toc385_4015611624"/></text:h>
      <text:p text:style-name="P18">Intégrer des tests unitaires et d’intégration automatisé</text:p>
      <text:p text:style-name="P19">Automatiser les déploiements :</text:p>
      <text:p text:style-name="P19">Infrastructure existante </text:p>
      <text:p text:style-name="P19">Automatiser la production de release et de release notes</text:p>
      <text:h text:style-name="Heading_20_2" text:outline-level="2"><text:bookmark-start text:name="__RefHeading___Toc387_4015611624"/>Améliorer les synchronisations entre applicatifs<text:bookmark-end text:name="__RefHeading___Toc387_4015611624"/></text:h>
      <text:p text:style-name="P19"/>
      <text:p text:style-name="P19">Synchronisation temps réel via message broker plutôt que par des batchs de synchronisation</text:p>
      <text:h text:style-name="Heading_20_2" text:outline-level="2"><text:bookmark-start text:name="__RefHeading___Toc389_4015611624"/>Améliorer l’observabilité des applications en production<text:bookmark-end text:name="__RefHeading___Toc389_4015611624"/></text:h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Monospace" style:font-family-complex="Monospace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Monospace" style:font-family-complex="Monospace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ctwithshadow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body" style:family="paragraph">
      <style:text-properties style:font-name="Times New Roman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Monospace" style:font-family-complex="Monospace" style:font-family-generic-complex="system" style:font-pitch-complex="variable" style:font-size-complex="12pt"/>
    </style:style>
    <style:style style:name="textbodyjustfied" style:family="paragraph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bodyindent" style:family="paragraph">
      <style:paragraph-properties fo:margin-left="0cm" fo:margin-right="0cm" fo:text-indent="0.6cm" style:auto-text-indent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le" style:family="paragraph">
      <style:text-properties style:font-name="Times New Roman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Monospace" style:font-family-complex="Monospace" style:font-family-generic-complex="system" style:font-pitch-complex="variable" style:font-size-complex="12pt"/>
    </style:style>
    <style:style style:name="title1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Monospace" style:font-family-complex="Monospace" style:font-family-generic-complex="system" style:font-pitch-complex="variable" style:font-size-complex="12pt"/>
    </style:style>
    <style:style style:name="title2" style:family="paragraph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Monospace" style:font-family-complex="Monospace" style:font-family-generic-complex="system" style:font-pitch-complex="variable" style:font-size-complex="12pt"/>
    </style:style>
    <style:style style:name="headline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Monospace" style:font-family-complex="Monospace" style:font-family-generic-complex="system" style:font-pitch-complex="variable" style:font-size-complex="12pt"/>
    </style:style>
    <style:style style:name="headline1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Monospace" style:font-family-complex="Monospace" style:font-family-generic-complex="system" style:font-pitch-complex="variable" style:font-size-complex="12pt"/>
    </style:style>
    <style:style style:name="headline2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Monospace" style:font-family-complex="Monospace" style:font-family-generic-complex="system" style:font-pitch-complex="variable" style:font-size-complex="12pt"/>
    </style:style>
    <style:style style:name="measur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_20_et_20_sans_20_ligne_5f_1_5f_1" style:display-name="Objet sans remplissage et sans ligne_1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Standard_5f_1_5f_1_5f_3" style:display-name="Standard_1_1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_5f_4" style:display-name="Objet sans remplissage et sans ligne_4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re1_7e_LT_7e_Gliederung_20_1" style:display-name="Titre1~LT~Gliederung 1" style:family="paragraph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re1_7e_LT_7e_Hintergrund" style:display-name="Titre1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Code" style:family="paragraph" style:parent-style-name="Text_20_body">
      <style:text-properties style:font-name="Courier New" fo:font-family="'Courier New'" style:font-family-generic="modern" style:font-pitch="fixed" officeooo:rsid="0045e5e1" fo:background-color="#ccccc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2:06:17.460752360</meta:creation-date>
    <dc:date>2024-02-29T21:51:00.232284263</dc:date>
    <meta:editing-duration>P1DT18H58M34S</meta:editing-duration>
    <meta:editing-cycles>92</meta:editing-cycles>
    <meta:generator>LibreOffice/7.3.7.2$Linux_X86_64 LibreOffice_project/30$Build-2</meta:generator>
    <meta:document-statistic meta:table-count="0" meta:image-count="0" meta:object-count="0" meta:page-count="6" meta:paragraph-count="141" meta:word-count="1114" meta:character-count="7381" meta:non-whitespace-character-count="6430"/>
  </office:meta>
</office:document-meta>
</file>